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1f9" officeooo:paragraph-rsid="001371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DIRECTION</text:p>
      <text:p text:style-name="Standard"/>
      <text:p text:style-name="Standard"/>
      <text:p text:style-name="Standard">sjcet@Z238-UL:~/athulya$ passwd</text:p>
      <text:p text:style-name="Standard">Changing password for sjcet.</text:p>
      <text:p text:style-name="Standard">(current) UNIX password: </text:p>
      <text:p text:style-name="Standard"/>
      <text:p text:style-name="Standard">passwd: Authentication token manipulation error</text:p>
      <text:p text:style-name="Standard">passwd: password unchanged</text:p>
      <text:p text:style-name="Standard">sjcet@Z238-UL:~/athulya$ </text:p>
      <text:p text:style-name="Standard">sjcet@Z238-UL:~/athulya$ ls f1.txt</text:p>
      <text:p text:style-name="Standard">f1.txt</text:p>
      <text:p text:style-name="Standard">sjcet@Z238-UL:~/athulya$ cat &gt; f1.txt</text:p>
      <text:p text:style-name="Standard">sjcet@Z238-UL:~/athulya$ ls &gt; f1.txt</text:p>
      <text:p text:style-name="Standard">sjcet@Z238-UL:~/athulya$ cat f1.txt</text:p>
      <text:p text:style-name="Standard">f1.txt</text:p>
      <text:p text:style-name="Standard">f2</text:p>
      <text:p text:style-name="Standard">f2.txt</text:p>
      <text:p text:style-name="Standard">file2.txt</text:p>
      <text:p text:style-name="Standard">files</text:p>
      <text:p text:style-name="Standard">file.txt</text:p>
      <text:p text:style-name="Standard">text-files</text:p>
      <text:p text:style-name="Standard">sjcet@Z238-UL:~/athulya$ cat &gt; *.log</text:p>
      <text:p text:style-name="Standard">hai</text:p>
      <text:p text:style-name="Standard">hi</text:p>
      <text:p text:style-name="Standard">hello</text:p>
      <text:p text:style-name="Standard">sjcet@Z238-UL:~/athulya$ ls -1 *log&gt;&gt;files</text:p>
      <text:p text:style-name="Standard">sjcet@Z238-UL:~/athulya$ ls -1 f1.txt &gt; files</text:p>
      <text:p text:style-name="Standard">sjcet@Z238-UL:~/athulya$ ls -1 f1.txt&gt;&gt;f2.txt</text:p>
      <text:p text:style-name="Standard">sjcet@Z238-UL:~/athulya$ echo text files &gt; f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1T12:27:50.367276516</meta:creation-date>
    <dc:date>2022-04-21T12:29:25.086526099</dc:date>
    <meta:editing-duration>PT1M35S</meta:editing-duration>
    <meta:editing-cycles>1</meta:editing-cycles>
    <meta:document-statistic meta:table-count="0" meta:image-count="0" meta:object-count="0" meta:page-count="1" meta:paragraph-count="27" meta:word-count="68" meta:character-count="613" meta:non-whitespace-character-count="570"/>
    <meta:generator>LibreOffice/6.0.7.3$Linux_X86_64 LibreOffice_project/00m0$Build-3</meta:generator>
  </office:meta>
</office:document-meta>
</file>